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42af" officeooo:paragraph-rsid="001f42af"/>
    </style:style>
    <style:style style:name="P2" style:family="paragraph" style:parent-style-name="Standard">
      <style:text-properties fo:font-weight="bold" officeooo:rsid="00251184" officeooo:paragraph-rsid="00251184" style:font-weight-asian="bold" style:font-weight-complex="bold"/>
    </style:style>
    <style:style style:name="P3" style:family="paragraph" style:parent-style-name="Standard">
      <style:text-properties fo:font-weight="bold" officeooo:rsid="002727e3" officeooo:paragraph-rsid="002727e3" style:font-weight-asian="bold" style:font-weight-complex="bold"/>
    </style:style>
    <style:style style:name="P4" style:family="paragraph" style:parent-style-name="Standard">
      <style:text-properties fo:font-weight="bold" officeooo:rsid="002c9c92" officeooo:paragraph-rsid="002c9c92" style:font-weight-asian="bold" style:font-weight-complex="bold"/>
    </style:style>
    <style:style style:name="P5" style:family="paragraph" style:parent-style-name="Standard">
      <style:text-properties fo:font-weight="bold" officeooo:rsid="003127a7" officeooo:paragraph-rsid="003127a7" style:font-weight-asian="bold" style:font-weight-complex="bold"/>
    </style:style>
    <style:style style:name="P6" style:family="paragraph" style:parent-style-name="Standard">
      <style:text-properties fo:font-weight="bold" officeooo:rsid="00326d7f" officeooo:paragraph-rsid="00326d7f" style:font-weight-asian="bold" style:font-weight-complex="bold"/>
    </style:style>
    <style:style style:name="P7" style:family="paragraph" style:parent-style-name="Standard">
      <style:text-properties fo:font-weight="bold" officeooo:rsid="003626d5" officeooo:paragraph-rsid="003626d5" style:font-weight-asian="bold" style:font-weight-complex="bold"/>
    </style:style>
    <style:style style:name="P8" style:family="paragraph" style:parent-style-name="Standard">
      <style:text-properties fo:font-weight="bold" officeooo:rsid="003ad108" officeooo:paragraph-rsid="003ad108" style:font-weight-asian="bold" style:font-weight-complex="bold"/>
    </style:style>
    <style:style style:name="P9" style:family="paragraph" style:parent-style-name="Standard">
      <style:text-properties fo:font-weight="bold" officeooo:rsid="0041bdda" officeooo:paragraph-rsid="0041bdda" style:font-weight-asian="bold" style:font-weight-complex="bold"/>
    </style:style>
    <style:style style:name="P10" style:family="paragraph" style:parent-style-name="Standard">
      <style:text-properties fo:font-weight="bold" officeooo:rsid="0041d0ae" officeooo:paragraph-rsid="0041d0ae" style:font-weight-asian="bold" style:font-weight-complex="bold"/>
    </style:style>
    <style:style style:name="P11" style:family="paragraph" style:parent-style-name="Standard">
      <style:text-properties fo:font-weight="bold" officeooo:rsid="00483c74" officeooo:paragraph-rsid="00483c74" style:font-weight-asian="bold" style:font-weight-complex="bold"/>
    </style:style>
    <style:style style:name="P12" style:family="paragraph" style:parent-style-name="Standard">
      <style:text-properties fo:font-weight="bold" officeooo:rsid="004ae72d" officeooo:paragraph-rsid="004ae72d" style:font-weight-asian="bold" style:font-weight-complex="bold"/>
    </style:style>
    <style:style style:name="P13" style:family="paragraph" style:parent-style-name="Standard">
      <style:text-properties fo:font-weight="bold" officeooo:rsid="004bf5d9" officeooo:paragraph-rsid="004bf5d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f42af" officeooo:paragraph-rsid="001f42af" style:font-weight-asian="bold" style:font-weight-complex="bold"/>
    </style:style>
    <style:style style:name="P15" style:family="paragraph" style:parent-style-name="Standard">
      <style:text-properties officeooo:rsid="001f49da" officeooo:paragraph-rsid="001f49da"/>
    </style:style>
    <style:style style:name="P16" style:family="paragraph" style:parent-style-name="Standard">
      <style:text-properties officeooo:rsid="001f49da" officeooo:paragraph-rsid="00203104"/>
    </style:style>
    <style:style style:name="P17" style:family="paragraph" style:parent-style-name="Standard">
      <style:text-properties officeooo:rsid="00214bf8" officeooo:paragraph-rsid="00214bf8"/>
    </style:style>
    <style:style style:name="P18" style:family="paragraph" style:parent-style-name="Standard">
      <style:text-properties officeooo:paragraph-rsid="00214bf8"/>
    </style:style>
    <style:style style:name="P19" style:family="paragraph" style:parent-style-name="Standard">
      <style:text-properties officeooo:rsid="00241864" officeooo:paragraph-rsid="00241864"/>
    </style:style>
    <style:style style:name="P20" style:family="paragraph" style:parent-style-name="Standard">
      <style:text-properties officeooo:rsid="0024b006" officeooo:paragraph-rsid="0024b006"/>
    </style:style>
    <style:style style:name="P21" style:family="paragraph" style:parent-style-name="Standard">
      <style:text-properties officeooo:rsid="00251184" officeooo:paragraph-rsid="00251184"/>
    </style:style>
    <style:style style:name="P22" style:family="paragraph" style:parent-style-name="Standard">
      <style:text-properties officeooo:rsid="002618e1" officeooo:paragraph-rsid="002618e1"/>
    </style:style>
    <style:style style:name="P23" style:family="paragraph" style:parent-style-name="Standard">
      <style:text-properties officeooo:rsid="00265983" officeooo:paragraph-rsid="00265983"/>
    </style:style>
    <style:style style:name="P24" style:family="paragraph" style:parent-style-name="Standard">
      <style:text-properties officeooo:rsid="002727e3" officeooo:paragraph-rsid="002727e3"/>
    </style:style>
    <style:style style:name="P25" style:family="paragraph" style:parent-style-name="Standard">
      <style:text-properties officeooo:rsid="0027da60" officeooo:paragraph-rsid="0027da60"/>
    </style:style>
    <style:style style:name="P26" style:family="paragraph" style:parent-style-name="Standard">
      <style:text-properties officeooo:rsid="0029a883" officeooo:paragraph-rsid="0029a883"/>
    </style:style>
    <style:style style:name="P27" style:family="paragraph" style:parent-style-name="Standard">
      <style:text-properties officeooo:rsid="002b1221" officeooo:paragraph-rsid="002b1221"/>
    </style:style>
    <style:style style:name="P28" style:family="paragraph" style:parent-style-name="Standard">
      <style:text-properties officeooo:rsid="002c9c92" officeooo:paragraph-rsid="002c9c92"/>
    </style:style>
    <style:style style:name="P29" style:family="paragraph" style:parent-style-name="Standard">
      <style:text-properties officeooo:rsid="002de635" officeooo:paragraph-rsid="002de635"/>
    </style:style>
    <style:style style:name="P30" style:family="paragraph" style:parent-style-name="Standard">
      <style:text-properties officeooo:rsid="002fc141" officeooo:paragraph-rsid="002fc141"/>
    </style:style>
    <style:style style:name="P31" style:family="paragraph" style:parent-style-name="Standard">
      <style:text-properties officeooo:rsid="003127a7" officeooo:paragraph-rsid="003127a7"/>
    </style:style>
    <style:style style:name="P32" style:family="paragraph" style:parent-style-name="Standard">
      <style:text-properties officeooo:rsid="00326d7f" officeooo:paragraph-rsid="00326d7f"/>
    </style:style>
    <style:style style:name="P33" style:family="paragraph" style:parent-style-name="Standard">
      <style:text-properties officeooo:rsid="003420eb" officeooo:paragraph-rsid="003420eb"/>
    </style:style>
    <style:style style:name="P34" style:family="paragraph" style:parent-style-name="Standard">
      <style:text-properties officeooo:rsid="00357737" officeooo:paragraph-rsid="003626d5"/>
    </style:style>
    <style:style style:name="P35" style:family="paragraph" style:parent-style-name="Standard">
      <style:text-properties officeooo:rsid="003626d5" officeooo:paragraph-rsid="003626d5"/>
    </style:style>
    <style:style style:name="P36" style:family="paragraph" style:parent-style-name="Standard">
      <style:text-properties officeooo:rsid="0036e156" officeooo:paragraph-rsid="0036e156"/>
    </style:style>
    <style:style style:name="P37" style:family="paragraph" style:parent-style-name="Standard">
      <style:text-properties officeooo:rsid="00380541" officeooo:paragraph-rsid="00380541"/>
    </style:style>
    <style:style style:name="P38" style:family="paragraph" style:parent-style-name="Standard">
      <style:text-properties officeooo:rsid="00399803" officeooo:paragraph-rsid="00399803"/>
    </style:style>
    <style:style style:name="P39" style:family="paragraph" style:parent-style-name="Standard">
      <style:text-properties officeooo:rsid="003ad108" officeooo:paragraph-rsid="003ad108"/>
    </style:style>
    <style:style style:name="P40" style:family="paragraph" style:parent-style-name="Standard">
      <style:text-properties fo:language="pt" fo:country="PT" officeooo:rsid="003ad108" officeooo:paragraph-rsid="003ad108"/>
    </style:style>
    <style:style style:name="P41" style:family="paragraph" style:parent-style-name="Standard">
      <style:text-properties fo:language="pt" fo:country="PT" officeooo:rsid="003d29e3" officeooo:paragraph-rsid="003d29e3"/>
    </style:style>
    <style:style style:name="P42" style:family="paragraph" style:parent-style-name="Standard">
      <style:text-properties fo:language="pt" fo:country="PT" officeooo:rsid="003e3a69" officeooo:paragraph-rsid="003e3a69"/>
    </style:style>
    <style:style style:name="P43" style:family="paragraph" style:parent-style-name="Standard">
      <style:text-properties officeooo:rsid="003fe76e" officeooo:paragraph-rsid="003fe76e"/>
    </style:style>
    <style:style style:name="P44" style:family="paragraph" style:parent-style-name="Standard">
      <style:text-properties officeooo:rsid="00404990" officeooo:paragraph-rsid="00404990"/>
    </style:style>
    <style:style style:name="P45" style:family="paragraph" style:parent-style-name="Standard">
      <style:text-properties officeooo:rsid="0041bdda" officeooo:paragraph-rsid="0041bdda"/>
    </style:style>
    <style:style style:name="P46" style:family="paragraph" style:parent-style-name="Standard">
      <style:text-properties officeooo:rsid="0041d0ae" officeooo:paragraph-rsid="0041d0ae"/>
    </style:style>
    <style:style style:name="P47" style:family="paragraph" style:parent-style-name="Standard">
      <style:text-properties officeooo:rsid="004429a9" officeooo:paragraph-rsid="004429a9"/>
    </style:style>
    <style:style style:name="P48" style:family="paragraph" style:parent-style-name="Standard">
      <style:text-properties officeooo:rsid="0047069e" officeooo:paragraph-rsid="0047069e"/>
    </style:style>
    <style:style style:name="P49" style:family="paragraph" style:parent-style-name="Standard">
      <style:text-properties officeooo:rsid="00483c74" officeooo:paragraph-rsid="00483c74"/>
    </style:style>
    <style:style style:name="P50" style:family="paragraph" style:parent-style-name="Standard">
      <style:text-properties officeooo:rsid="004858a3" officeooo:paragraph-rsid="004858a3"/>
    </style:style>
    <style:style style:name="P51" style:family="paragraph" style:parent-style-name="Standard">
      <style:text-properties officeooo:rsid="00488b6f" officeooo:paragraph-rsid="00488b6f"/>
    </style:style>
    <style:style style:name="P52" style:family="paragraph" style:parent-style-name="Standard">
      <style:text-properties officeooo:rsid="0049931b" officeooo:paragraph-rsid="0049931b"/>
    </style:style>
    <style:style style:name="P53" style:family="paragraph" style:parent-style-name="Standard">
      <style:text-properties officeooo:rsid="004ae72d" officeooo:paragraph-rsid="004ae72d"/>
    </style:style>
    <style:style style:name="P54" style:family="paragraph" style:parent-style-name="Standard">
      <style:text-properties officeooo:rsid="004bf5d9" officeooo:paragraph-rsid="004bf5d9"/>
    </style:style>
    <style:style style:name="P55" style:family="paragraph" style:parent-style-name="Standard">
      <style:text-properties officeooo:paragraph-rsid="004c88f2"/>
    </style:style>
    <style:style style:name="P56" style:family="paragraph" style:parent-style-name="Standard">
      <style:text-properties officeooo:rsid="004dad13" officeooo:paragraph-rsid="004dad13"/>
    </style:style>
    <style:style style:name="P57" style:family="paragraph" style:parent-style-name="Standard">
      <style:text-properties officeooo:rsid="004fbee7" officeooo:paragraph-rsid="004fbee7"/>
    </style:style>
    <style:style style:name="P58" style:family="paragraph" style:parent-style-name="Standard">
      <style:text-properties officeooo:rsid="0050403d" officeooo:paragraph-rsid="0050403d"/>
    </style:style>
    <style:style style:name="P59" style:family="paragraph" style:parent-style-name="Text_20_body">
      <style:text-properties officeooo:rsid="002618e1" officeooo:paragraph-rsid="002618e1"/>
    </style:style>
    <style:style style:name="P60" style:family="paragraph" style:parent-style-name="Preformatted_20_Text">
      <style:text-properties officeooo:rsid="00265983" officeooo:paragraph-rsid="00265983"/>
    </style:style>
    <style:style style:name="P61" style:family="paragraph" style:parent-style-name="Preformatted_20_Text">
      <style:text-properties officeooo:rsid="0027da60" officeooo:paragraph-rsid="0027da60"/>
    </style:style>
    <style:style style:name="P62" style:family="paragraph" style:parent-style-name="Preformatted_20_Text">
      <style:text-properties officeooo:rsid="002b1221" officeooo:paragraph-rsid="002b1221"/>
    </style:style>
    <style:style style:name="P63" style:family="paragraph" style:parent-style-name="Preformatted_20_Text">
      <style:text-properties officeooo:rsid="002c9c92" officeooo:paragraph-rsid="002c9c92"/>
    </style:style>
    <style:style style:name="P64" style:family="paragraph" style:parent-style-name="Preformatted_20_Text">
      <style:text-properties officeooo:rsid="003127a7" officeooo:paragraph-rsid="003127a7"/>
    </style:style>
    <style:style style:name="P65" style:family="paragraph" style:parent-style-name="Preformatted_20_Text">
      <style:text-properties officeooo:rsid="003420eb" officeooo:paragraph-rsid="003420eb"/>
    </style:style>
    <style:style style:name="P66" style:family="paragraph" style:parent-style-name="Preformatted_20_Text">
      <style:text-properties officeooo:rsid="003626d5" officeooo:paragraph-rsid="003626d5"/>
    </style:style>
    <style:style style:name="P67" style:family="paragraph" style:parent-style-name="Preformatted_20_Text">
      <style:text-properties officeooo:rsid="00380541" officeooo:paragraph-rsid="00380541"/>
    </style:style>
    <style:style style:name="P68" style:family="paragraph" style:parent-style-name="Preformatted_20_Text">
      <style:text-properties officeooo:rsid="003ad108" officeooo:paragraph-rsid="003ad108"/>
    </style:style>
    <style:style style:name="P69" style:family="paragraph" style:parent-style-name="Preformatted_20_Text">
      <style:text-properties fo:language="pt" fo:country="PT" officeooo:rsid="003d29e3" officeooo:paragraph-rsid="003d29e3"/>
    </style:style>
    <style:style style:name="P70" style:family="paragraph" style:parent-style-name="Preformatted_20_Text">
      <style:text-properties fo:language="pt" fo:country="PT" officeooo:rsid="003e3a69" officeooo:paragraph-rsid="003e3a69"/>
    </style:style>
    <style:style style:name="P71" style:family="paragraph" style:parent-style-name="Preformatted_20_Text">
      <style:text-properties officeooo:rsid="003fe76e" officeooo:paragraph-rsid="003fe76e"/>
    </style:style>
    <style:style style:name="P72" style:family="paragraph" style:parent-style-name="Preformatted_20_Text">
      <style:text-properties officeooo:rsid="00404990" officeooo:paragraph-rsid="00404990"/>
    </style:style>
    <style:style style:name="P73" style:family="paragraph" style:parent-style-name="Preformatted_20_Text">
      <style:text-properties officeooo:rsid="0041bdda" officeooo:paragraph-rsid="0041bdda"/>
    </style:style>
    <style:style style:name="P74" style:family="paragraph" style:parent-style-name="Preformatted_20_Text">
      <style:text-properties officeooo:rsid="0041bdda" officeooo:paragraph-rsid="0047069e"/>
    </style:style>
    <style:style style:name="P75" style:family="paragraph" style:parent-style-name="Preformatted_20_Text">
      <style:text-properties officeooo:rsid="004429a9" officeooo:paragraph-rsid="004429a9"/>
    </style:style>
    <style:style style:name="P76" style:family="paragraph" style:parent-style-name="Preformatted_20_Text">
      <style:text-properties officeooo:rsid="00483c74" officeooo:paragraph-rsid="00483c74"/>
    </style:style>
    <style:style style:name="P77" style:family="paragraph" style:parent-style-name="Preformatted_20_Text">
      <style:text-properties officeooo:rsid="004858a3" officeooo:paragraph-rsid="004858a3"/>
    </style:style>
    <style:style style:name="P78" style:family="paragraph" style:parent-style-name="Preformatted_20_Text">
      <style:text-properties officeooo:rsid="00488b6f" officeooo:paragraph-rsid="00488b6f"/>
    </style:style>
    <style:style style:name="P79" style:family="paragraph" style:parent-style-name="Preformatted_20_Text">
      <style:text-properties officeooo:rsid="0050403d" officeooo:paragraph-rsid="0050403d"/>
    </style:style>
    <style:style style:name="P80" style:family="paragraph" style:parent-style-name="Preformatted_20_Text">
      <style:paragraph-properties fo:margin-top="0cm" fo:margin-bottom="0.499cm" loext:contextual-spacing="false"/>
    </style:style>
    <style:style style:name="P81" style:family="paragraph" style:parent-style-name="Standard">
      <style:paragraph-properties fo:break-before="page"/>
      <style:text-properties officeooo:rsid="00404990" officeooo:paragraph-rsid="00404990"/>
    </style:style>
    <style:style style:name="P82" style:family="paragraph" style:parent-style-name="Standard">
      <style:paragraph-properties fo:break-before="page"/>
      <style:text-properties fo:font-weight="bold" officeooo:rsid="0047069e" officeooo:paragraph-rsid="0047069e" style:font-weight-asian="bold" style:font-weight-complex="bold"/>
    </style:style>
    <style:style style:name="P83" style:family="paragraph" style:parent-style-name="Standard">
      <style:paragraph-properties fo:break-before="page"/>
      <style:text-properties fo:font-weight="bold" officeooo:rsid="00488b6f" officeooo:paragraph-rsid="00488b6f" style:font-weight-asian="bold" style:font-weight-complex="bold"/>
    </style:style>
    <style:style style:name="P84" style:family="paragraph" style:parent-style-name="Standard">
      <style:paragraph-properties fo:break-before="page"/>
      <style:text-properties officeooo:rsid="004fbee7" officeooo:paragraph-rsid="004fbee7"/>
    </style:style>
    <style:style style:name="P85" style:family="paragraph" style:parent-style-name="Preformatted_20_Text">
      <style:paragraph-properties fo:margin-top="0cm" fo:margin-bottom="0.499cm" loext:contextual-spacing="false"/>
    </style:style>
    <style:style style:name="P86" style:family="paragraph" style:parent-style-name="Standard">
      <style:text-properties fo:language="pt" fo:country="PT" officeooo:rsid="0047069e" officeooo:paragraph-rsid="0047069e"/>
    </style:style>
    <style:style style:name="P87" style:family="paragraph" style:parent-style-name="Standard">
      <style:text-properties officeooo:rsid="005221b9" officeooo:paragraph-rsid="005221b9"/>
    </style:style>
    <style:style style:name="P88" style:family="paragraph" style:parent-style-name="Standard">
      <style:text-properties fo:font-weight="bold" officeooo:rsid="005221b9" officeooo:paragraph-rsid="005221b9" style:font-weight-asian="bold" style:font-weight-complex="bold"/>
    </style:style>
    <style:style style:name="P89" style:family="paragraph" style:parent-style-name="Standard">
      <style:text-properties officeooo:rsid="00530e41" officeooo:paragraph-rsid="00530e41"/>
    </style:style>
    <style:style style:name="P90" style:family="paragraph" style:parent-style-name="Standard">
      <style:text-properties officeooo:rsid="0055221c" officeooo:paragraph-rsid="0055221c"/>
    </style:style>
    <style:style style:name="P91" style:family="paragraph" style:parent-style-name="Standard">
      <style:text-properties officeooo:rsid="0055221c" officeooo:paragraph-rsid="0059242a"/>
    </style:style>
    <style:style style:name="P92" style:family="paragraph" style:parent-style-name="Standard">
      <style:text-properties officeooo:rsid="0056b6e7" officeooo:paragraph-rsid="0056b6e7"/>
    </style:style>
    <style:style style:name="P93" style:family="paragraph" style:parent-style-name="Standard">
      <style:text-properties officeooo:rsid="0058761a" officeooo:paragraph-rsid="0058761a"/>
    </style:style>
    <style:style style:name="P94" style:family="paragraph" style:parent-style-name="Standard">
      <style:text-properties officeooo:rsid="0059242a" officeooo:paragraph-rsid="0059242a"/>
    </style:style>
    <style:style style:name="T1" style:family="text">
      <style:text-properties officeooo:rsid="00214bf8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22f9da"/>
    </style:style>
    <style:style style:name="T4" style:family="text">
      <style:text-properties fo:language="pt" fo:country="PT" officeooo:rsid="0046242a"/>
    </style:style>
    <style:style style:name="T5" style:family="text">
      <style:text-properties fo:language="pt" fo:country="PT" officeooo:rsid="004c88f2"/>
    </style:style>
    <style:style style:name="T6" style:family="text">
      <style:text-properties fo:language="pt" fo:country="PT" officeooo:rsid="004c96c4"/>
    </style:style>
    <style:style style:name="T7" style:family="text">
      <style:text-properties officeooo:rsid="003626d5"/>
    </style:style>
    <style:style style:name="T8" style:family="text">
      <style:text-properties officeooo:rsid="003ced60"/>
    </style:style>
    <style:style style:name="T9" style:family="text">
      <style:text-properties fo:font-size="14pt"/>
    </style:style>
    <style:style style:name="T10" style:family="text">
      <style:text-properties officeooo:rsid="004c88f2"/>
    </style:style>
    <style:style style:name="T11" style:family="text">
      <style:text-properties officeooo:rsid="0053bba9"/>
    </style:style>
    <style:style style:name="T12" style:family="text">
      <style:text-properties officeooo:rsid="0056b6e7"/>
    </style:style>
    <style:style style:name="T13" style:family="text">
      <style:text-properties officeooo:rsid="0058761a"/>
    </style:style>
    <style:style style:name="T14" style:family="text">
      <style:text-properties officeooo:rsid="005924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ntrollers no CakePHP 3</text:p>
      <text:p text:style-name="P1"/>
      <text:p text:style-name="P15">Tradução livre e nem sempre completa do original em inglês:</text:p>
      <text:p text:style-name="P16"><text:a xlink:type="simple" xlink:href="http://book.cakephp.org/3.0/en/controllers.html" text:style-name="Internet_20_link" text:visited-style-name="Visited_20_Internet_20_Link">http://book.cakephp.org/3.0/en/controllers.html</text:a> </text:p>
      <text:p text:style-name="P15"/>
      <text:p text:style-name="P15">Mais informações em:</text:p>
      <text:p text:style-name="P15"><text:a xlink:type="simple" xlink:href="http://book.cakephp.org/3.0/en/controllers.html" text:style-name="Internet_20_link" text:visited-style-name="Visited_20_Internet_20_Link">http://book.cakephp.org/3.0/en/controllers.html</text:a></text:p>
      <text:p text:style-name="P15"><text:a xlink:type="simple" xlink:href="http://book.cakephp.org/3.0/en/controllers/pages-controller.html" text:style-name="Internet_20_link" text:visited-style-name="Visited_20_Internet_20_Link">http://book.cakephp.org/3.0/en/controllers/pages-controller.html</text:a></text:p>
      <text:p text:style-name="P15"><text:a xlink:type="simple" xlink:href="http://book.cakephp.org/3.0/en/controllers/components.html" text:style-name="Internet_20_link" text:visited-style-name="Visited_20_Internet_20_Link">http://book.cakephp.org/3.0/en/controllers/components.html</text:a></text:p>
      <text:p text:style-name="P15"><text:a xlink:type="simple" xlink:href="http://book.cakephp.org/3.0/en/controllers/components/security.html" text:style-name="Internet_20_link" text:visited-style-name="Visited_20_Internet_20_Link">http://book.cakephp.org/3.0/en/controllers/components/security.html</text:a></text:p>
      <text:p text:style-name="P15"/>
      <text:p text:style-name="P17"/>
      <text:p text:style-name="P18"><text:span text:style-name="T1">Controllers representam o C do MVC. Após as rotas serem aplicadas e o respectivo controller ser encontrado, então o action do controller é chamado. </text:span><text:bookmark text:name="result_box"/><text:span text:style-name="T2">O control</text:span><text:span text:style-name="T3">ler</text:span><text:span text:style-name="T2"> deve lidar com a interpretação dos dados d</text:span><text:span text:style-name="T3">a</text:span><text:span text:style-name="T2"> solicitação, certificando-se </text:span><text:span text:style-name="T3">de que </text:span><text:span text:style-name="T2">os modelos corretos são chamados e a resposta certa ou exibição é processad</text:span><text:span text:style-name="T3">a</text:span><text:span text:style-name="T2">. Control</text:span><text:span text:style-name="T3">ler</text:span><text:span text:style-name="T2">s pode</text:span><text:span text:style-name="T3">m</text:span><text:span text:style-name="T2"> ser pensad</text:span><text:span text:style-name="T3">os</text:span><text:span text:style-name="T2"> como </text:span><text:span text:style-name="T3">uma </text:span><text:span text:style-name="T2">camada intermediária entre o </text:span><text:span text:style-name="T3">M</text:span><text:span text:style-name="T2">odel e a </text:span><text:span text:style-name="T3">View</text:span><text:span text:style-name="T2">. Você deseja manter seus control</text:span><text:span text:style-name="T3">lers</text:span><text:span text:style-name="T2"> </text:span><text:span text:style-name="T3">pequenos</text:span><text:span text:style-name="T2">, e seus modelos </text:span><text:span text:style-name="T3">grandes</text:span><text:span text:style-name="T2">. Isso ajudará você a reutilizar o seu código e torna seu código mais fácil de testar.</text:span></text:p>
      <text:p text:style-name="P17"/>
      <text:p text:style-name="P19">Comumente o controller é usado para gerenciar a lógica ao redor de um único model.</text:p>
      <text:p text:style-name="P19"/>
      <text:p text:style-name="P19">Os controllers da aplicação estendem a classe AppController, que por seu turno estende a classe do core Controller. A classe AppController é definida em:</text:p>
      <text:p text:style-name="P19">src\Controller\AppController.php e deve conter métodos que serão compartilhados entre todos os controllers da aplicação.</text:p>
      <text:p text:style-name="P19"/>
      <text:p text:style-name="P20">Controllers provém alguns métodos que manipulam requisições de usuários. Estes métodos são métodos public e são chamados de actions e são acessíveis pela URL. Um action é responsável por interpretar uma requisição/request e criar uma resposta/response. Usualmente as responses são na forma de uma view renderizada, mas existem outras maneiras de criar respostas.</text:p>
      <text:p text:style-name="P20"/>
      <text:p text:style-name="P2">O App Controller</text:p>
      <text:p text:style-name="P21"/>
      <text:p text:style-name="P22">A classe AppController é a classe pai de todos os controllers da aplicação e estendem a classe do core Cake\Controller\Controller incluída no CakePHP. É difinida em:</text:p>
      <text:p text:style-name="P22"/>
      <text:p text:style-name="P59"><text:span text:style-name="Strong_20_Emphasis">src/Controller/AppController.php</text:span>:</text:p>
      <text:p text:style-name="Preformatted_20_Text">namespace App\Controller;</text:p>
      <text:p text:style-name="Preformatted_20_Text"/>
      <text:p text:style-name="Preformatted_20_Text">use Cake\Controller\Controller;</text:p>
      <text:p text:style-name="Preformatted_20_Text"/>
      <text:p text:style-name="Preformatted_20_Text">class AppController extends Controller</text:p>
      <text:p text:style-name="Preformatted_20_Text">{</text:p>
      <text:p text:style-name="P80">}</text:p>
      <text:p text:style-name="P23">Podemos usar o AppController para carregar componentes que devem ser usados por todos os controllers da aplicação.</text:p>
      <text:p text:style-name="P23">Caso precisemos de um componente apenas em um certo controller, então devemos carregá-lo apenas no controller e não no AppController.</text:p>
      <text:p text:style-name="P23"/>
      <text:p text:style-name="P23"/>
      <text:p text:style-name="P23"><text:soft-page-break/>O AppController no CakePHP 3 agora conta com um método initialize() onde devemos carregar os componentes:</text:p>
      <text:p text:style-name="P23"/>
      <text:p text:style-name="P60">namespace App\Controller;</text:p>
      <text:p text:style-name="Preformatted_20_Text"/>
      <text:p text:style-name="Preformatted_20_Text">use Cake\Controller\Controller;</text:p>
      <text:p text:style-name="Preformatted_20_Text"/>
      <text:p text:style-name="Preformatted_20_Text">class AppController extends Controller</text:p>
      <text:p text:style-name="Preformatted_20_Text">{</text:p>
      <text:p text:style-name="Preformatted_20_Text"/>
      <text:p text:style-name="Preformatted_20_Text"><text:s text:c="4"/>public function initialize()</text:p>
      <text:p text:style-name="Preformatted_20_Text"><text:s text:c="4"/>{</text:p>
      <text:p text:style-name="Preformatted_20_Text"><text:s text:c="8"/>// Always enable the CSRF component.</text:p>
      <text:p text:style-name="Preformatted_20_Text"><text:s text:c="8"/>$this-&gt;loadComponent('Csrf');</text:p>
      <text:p text:style-name="Preformatted_20_Text"><text:s text:c="4"/>}</text:p>
      <text:p text:style-name="Preformatted_20_Text"/>
      <text:p text:style-name="P80">}</text:p>
      <text:p text:style-name="P24">Os valores nas classes filhas devm sempre sobrescrever os valores da classe pai, AppController.</text:p>
      <text:p text:style-name="P24"/>
      <text:p text:style-name="P3">Actions do Controller</text:p>
      <text:p text:style-name="P24"/>
      <text:p text:style-name="P24">Os actions do controller são responsáveis por converter os parâmetros das requisições em uma resposta para o navegador/usuário que efetuou a requisição.</text:p>
      <text:p text:style-name="P24"/>
      <text:p text:style-name="P25">Bor convenção o CakePHP renderiza uma view com uma versão flexionada do nome do action. Se um RecipesController contém os actions view(), share() e search() o controller deve estar em:</text:p>
      <text:p text:style-name="P25">src\Controller\RecipesController.php e contém:</text:p>
      <text:p text:style-name="P25"/>
      <text:p text:style-name="P61">// src/Controller/RecipesController.php</text:p>
      <text:p text:style-name="Preformatted_20_Text"/>
      <text:p text:style-name="Preformatted_20_Text">class RecipesController extends AppController</text:p>
      <text:p text:style-name="Preformatted_20_Text">{</text:p>
      <text:p text:style-name="Preformatted_20_Text"><text:s text:c="4"/>public function view($id)</text:p>
      <text:p text:style-name="Preformatted_20_Text"><text:s text:c="4"/>{</text:p>
      <text:p text:style-name="Preformatted_20_Text"><text:s text:c="8"/>// Action logic goes here.</text:p>
      <text:p text:style-name="Preformatted_20_Text"><text:s text:c="4"/>}</text:p>
      <text:p text:style-name="Preformatted_20_Text"/>
      <text:p text:style-name="Preformatted_20_Text"><text:s text:c="4"/>public function share($customerId, $recipeId)</text:p>
      <text:p text:style-name="Preformatted_20_Text"><text:s text:c="4"/>{</text:p>
      <text:p text:style-name="Preformatted_20_Text"><text:s text:c="8"/>// Action logic goes here.</text:p>
      <text:p text:style-name="Preformatted_20_Text"><text:s text:c="4"/>}</text:p>
      <text:p text:style-name="Preformatted_20_Text"/>
      <text:p text:style-name="Preformatted_20_Text"><text:s text:c="4"/>public function search($query)</text:p>
      <text:p text:style-name="Preformatted_20_Text"><text:s text:c="4"/>{</text:p>
      <text:p text:style-name="Preformatted_20_Text"><text:s text:c="8"/>// Action logic goes here.</text:p>
      <text:p text:style-name="Preformatted_20_Text"><text:s text:c="4"/>}</text:p>
      <text:p text:style-name="P80">}</text:p>
      <text:p text:style-name="P26">Os arquivos das views de template correspondentes a estes actions devem ser:</text:p>
      <text:p text:style-name="P26"/>
      <text:p text:style-name="P26">src\TemplateRecipes\view.ctp</text:p>
      <text:p text:style-name="P26">src\TemplateRecipes\share.ctp</text:p>
      <text:p text:style-name="P26">src\TemplateRecipes\search.ctp</text:p>
      <text:p text:style-name="P26"/>
      <text:p text:style-name="P27"><text:soft-page-break/>A convenção para os nomes de views é tudo minúsculo e separado por sublinhado quando nomes compostos.</text:p>
      <text:p text:style-name="P27"/>
      <text:p text:style-name="P27">Os actions dos controllers geralmente usam Controller::set() para criar um contexto que as views usam para renderizar a camada view do template. Sempre que um action foi completo o CakePHP deve manipular a renderização e entregar para a view.</text:p>
      <text:p text:style-name="P27"/>
      <text:p text:style-name="P62">// src/Controller/RecipesController.php</text:p>
      <text:p text:style-name="Preformatted_20_Text"/>
      <text:p text:style-name="Preformatted_20_Text">class RecipesController extends AppController</text:p>
      <text:p text:style-name="Preformatted_20_Text">{</text:p>
      <text:p text:style-name="Preformatted_20_Text"><text:s text:c="4"/>public function popular()</text:p>
      <text:p text:style-name="Preformatted_20_Text"><text:s text:c="4"/>{</text:p>
      <text:p text:style-name="Preformatted_20_Text"><text:s text:c="8"/>$popular = $this-&gt;Recipes-&gt;find('popular');</text:p>
      <text:p text:style-name="Preformatted_20_Text"><text:s text:c="8"/>if ($this-&gt;request-&gt;is('requested')) {</text:p>
      <text:p text:style-name="Preformatted_20_Text"><text:s text:c="12"/>$this-&gt;response-&gt;body(json_encode($popular));</text:p>
      <text:p text:style-name="Preformatted_20_Text"><text:s text:c="12"/>return $this-&gt;response;</text:p>
      <text:p text:style-name="Preformatted_20_Text"><text:s text:c="8"/>}</text:p>
      <text:p text:style-name="Preformatted_20_Text"><text:s text:c="8"/>$this-&gt;set('popular', $popular);</text:p>
      <text:p text:style-name="Preformatted_20_Text"><text:s text:c="4"/>}</text:p>
      <text:p text:style-name="P80">}</text:p>
      <text:p text:style-name="P4">Interagindo com Views</text:p>
      <text:p text:style-name="P28"/>
      <text:p text:style-name="P28">Controllers interagem com views de várias formas. Primeiro eles estão aptos a passar dados para as views usando o método set(). Você pode também decidir que view usar e que arquivo de view deve renderizar do contrller.</text:p>
      <text:p text:style-name="P28"/>
      <text:p text:style-name="P4">Configurando Variáveis de View</text:p>
      <text:p text:style-name="P28"/>
      <text:p text:style-name="P28">O método set(string $var, mixed $value) é a principal maneira para enviar dados de um controller para as views. Após usar o método set() a variável já estará disponível na respectiva view.</text:p>
      <text:p text:style-name="P28"/>
      <text:p text:style-name="P63">// First you pass data from the controller:</text:p>
      <text:p text:style-name="Preformatted_20_Text"/>
      <text:p text:style-name="Preformatted_20_Text">$this-&gt;set('color', 'pink');</text:p>
      <text:p text:style-name="Preformatted_20_Text"/>
      <text:p text:style-name="Preformatted_20_Text">// Then, in the view, you can utilize the data:</text:p>
      <text:p text:style-name="Preformatted_20_Text">?&gt;</text:p>
      <text:p text:style-name="Preformatted_20_Text"/>
      <text:p text:style-name="P80">You have selected &lt;?= h($color) ?&gt; icing for the cake.</text:p>
      <text:p text:style-name="P29">O método set() também aceita um array associativo como primeiro parâmetro:</text:p>
      <text:p text:style-name="P28"/>
      <text:p text:style-name="P63">$data = [</text:p>
      <text:p text:style-name="Preformatted_20_Text"><text:s text:c="4"/>'color' =&gt; 'pink',</text:p>
      <text:p text:style-name="Preformatted_20_Text"><text:s text:c="4"/>'type' =&gt; 'sugar',</text:p>
      <text:p text:style-name="Preformatted_20_Text"><text:s text:c="4"/>'base_price' =&gt; 23.95</text:p>
      <text:p text:style-name="Preformatted_20_Text">];</text:p>
      <text:p text:style-name="Preformatted_20_Text"/>
      <text:p text:style-name="Preformatted_20_Text">// Make $color, $type, and $base_price</text:p>
      <text:p text:style-name="Preformatted_20_Text">// available to the view:</text:p>
      <text:p text:style-name="Preformatted_20_Text"/>
      <text:p text:style-name="P80">$this-&gt;set($data);</text:p>
      <text:p text:style-name="P30">Também aceita objetos como o primeiro parâmetro.</text:p>
      <text:p text:style-name="P27"/>
      <text:p text:style-name="P5"><text:soft-page-break/>Configurando as Opções da View</text:p>
      <text:p text:style-name="P31"/>
      <text:p text:style-name="P31">Se você deseja customizar a classe view, layout/template paths, helpers ou tema que deve ser usado quando renderizar uma view, você pode usar o método viewBuilder() para receber um construtor/builder. Este construtor pode ser usado para definir propriedades da view antes que ela seja criada:</text:p>
      <text:p text:style-name="P31"/>
      <text:p text:style-name="P64">$this-&gt;viewBuilder()</text:p>
      <text:p text:style-name="Preformatted_20_Text"><text:s text:c="4"/>-&gt;helpers(['MyCustom'])</text:p>
      <text:p text:style-name="Preformatted_20_Text"><text:s text:c="4"/>-&gt;theme('Modern')</text:p>
      <text:p text:style-name="P80"><text:s text:c="4"/>-&gt;className('Modern.Admin');</text:p>
      <text:p text:style-name="P32">O método viewBuilder() foi adicionado na versão 3.1 do CakePHP.</text:p>
      <text:p text:style-name="P32"/>
      <text:p text:style-name="P6">Renderizando uma View</text:p>
      <text:p text:style-name="P32"/>
      <text:p text:style-name="P33">O método Controller::render() é automaticamente chamado ao final de cada requisição de action de controller.</text:p>
      <text:p text:style-name="P33"/>
      <text:p text:style-name="P65">namespace App\Controller;</text:p>
      <text:p text:style-name="Preformatted_20_Text"/>
      <text:p text:style-name="Preformatted_20_Text">class RecipesController extends AppController</text:p>
      <text:p text:style-name="Preformatted_20_Text">{</text:p>
      <text:p text:style-name="Preformatted_20_Text">// ...</text:p>
      <text:p text:style-name="Preformatted_20_Text"><text:s text:c="4"/>public function search()</text:p>
      <text:p text:style-name="Preformatted_20_Text"><text:s text:c="4"/>{</text:p>
      <text:p text:style-name="Preformatted_20_Text"><text:s text:c="8"/>// Render the view in src/Template/Recipes/search.ctp</text:p>
      <text:p text:style-name="Preformatted_20_Text"><text:s text:c="8"/>$this-&gt;render();</text:p>
      <text:p text:style-name="Preformatted_20_Text"><text:s text:c="4"/>}</text:p>
      <text:p text:style-name="Preformatted_20_Text">// ...</text:p>
      <text:p text:style-name="P80">}</text:p>
      <text:p text:style-name="P34">O CakePHP deve chamar automaticamente o render() após cada lógica de action (a menos que você configure o $this-&gt;autoRender para false), <text:span text:style-name="T7">você pode usar este para especificar <text:s/>um nome de arquivo de view alternativa como primeiro argumento do método Controller::render().</text:span></text:p>
      <text:p text:style-name="P34"/>
      <text:p text:style-name="P35">O segundo parâmetro $layout do método render() permite especificar o leyout com que a view será renderizada.</text:p>
      <text:p text:style-name="P35"/>
      <text:p text:style-name="P7">Renderizar um Template Específico</text:p>
      <text:p text:style-name="P35"/>
      <text:p text:style-name="P35">Para renderizar uma view diferente da padrão:</text:p>
      <text:p text:style-name="P35"/>
      <text:p text:style-name="P66">namespace App\Controller;</text:p>
      <text:p text:style-name="Preformatted_20_Text"/>
      <text:p text:style-name="Preformatted_20_Text">class PostsController extends AppController</text:p>
      <text:p text:style-name="Preformatted_20_Text">{</text:p>
      <text:p text:style-name="Preformatted_20_Text"><text:s text:c="4"/>public function my_action()</text:p>
      <text:p text:style-name="Preformatted_20_Text"><text:s text:c="4"/>{</text:p>
      <text:p text:style-name="Preformatted_20_Text"><text:s text:c="8"/>$this-&gt;render('custom_file');</text:p>
      <text:p text:style-name="Preformatted_20_Text"><text:s text:c="4"/>}</text:p>
      <text:p text:style-name="P80">}</text:p>
      <text:p text:style-name="P36">Isto renderizará </text:p>
      <text:p text:style-name="P36">src\Template\Posts\custom_file.ctp ao invés de src\Template\Posts\my_action.ctp</text:p>
      <text:p text:style-name="P33"/>
      <text:p text:style-name="P37"><text:soft-page-break/>Você também pode renderizar views dentro de plugins usando a seguinte sintaxe:</text:p>
      <text:p text:style-name="P37">$this-&gt;render('PluginName.PluginController/custom_file'). Exemplo:</text:p>
      <text:p text:style-name="P37"/>
      <text:p text:style-name="P67">namespace App\Controller;</text:p>
      <text:p text:style-name="Preformatted_20_Text"/>
      <text:p text:style-name="Preformatted_20_Text">class PostsController extends AppController</text:p>
      <text:p text:style-name="Preformatted_20_Text">{</text:p>
      <text:p text:style-name="Preformatted_20_Text"><text:s text:c="4"/>public function my_action()</text:p>
      <text:p text:style-name="Preformatted_20_Text"><text:s text:c="4"/>{</text:p>
      <text:p text:style-name="Preformatted_20_Text"><text:s text:c="8"/>$this-&gt;render('Users.UserDetails/custom_file');</text:p>
      <text:p text:style-name="Preformatted_20_Text"><text:s text:c="4"/>}</text:p>
      <text:p text:style-name="P80">}</text:p>
      <text:p text:style-name="P38">Isso deve renderizar:</text:p>
      <text:p text:style-name="P38">plugins/Users/src/Template/UserDetails/custom_file.ctp</text:p>
      <text:p text:style-name="P38"/>
      <text:p text:style-name="P8">Redirecionar para outras Páginas</text:p>
      <text:p text:style-name="P39"/>
      <text:p text:style-name="P39">Usando o método Controller::redirect():</text:p>
      <text:p text:style-name="P39"/>
      <text:p text:style-name="P68">public function place_order()</text:p>
      <text:p text:style-name="Preformatted_20_Text">{</text:p>
      <text:p text:style-name="Preformatted_20_Text"><text:s text:c="4"/>// Logic for finalizing order goes here</text:p>
      <text:p text:style-name="Preformatted_20_Text"><text:s text:c="4"/>if ($success) {</text:p>
      <text:p text:style-name="Preformatted_20_Text"><text:s text:c="8"/>return $this-&gt;redirect(</text:p>
      <text:p text:style-name="Preformatted_20_Text"><text:s text:c="12"/>['controller' =&gt; 'Orders', 'action' =&gt; 'thanks']</text:p>
      <text:p text:style-name="Preformatted_20_Text"><text:s text:c="8"/>);</text:p>
      <text:p text:style-name="Preformatted_20_Text"><text:s text:c="4"/>}</text:p>
      <text:p text:style-name="Preformatted_20_Text"><text:s text:c="4"/>return $this-&gt;redirect(</text:p>
      <text:p text:style-name="Preformatted_20_Text"><text:s text:c="8"/>['controller' =&gt; 'Orders', 'action' =&gt; 'confirm']</text:p>
      <text:p text:style-name="Preformatted_20_Text"><text:s text:c="4"/>);</text:p>
      <text:p text:style-name="P80">}</text:p>
      <text:p text:style-name="P40"><text:bookmark text:name="result_box1"/>O método irá retornar a instância de resposta com cabeçalhos apropriados definidos. Você deve retornar a instância <text:span text:style-name="T8">da </text:span>resposta do s<text:span text:style-name="T8">eu action para prevenir a renderização da</text:span> <text:s/>v<text:span text:style-name="T8">iew</text:span> e deixar o despachante/<text:span text:style-name="T8">dispatche</text:span> lidar com o redirecionamento <text:span text:style-name="T8">atual</text:span>.</text:p>
      <text:p text:style-name="P40"/>
      <text:p text:style-name="P41">Você pode também usar um redirecionamento para URL relativa ou absoluta com o argumento $url.</text:p>
      <text:p text:style-name="P41"/>
      <text:p text:style-name="P69">return $this-&gt;redirect('/orders/thanks');</text:p>
      <text:p text:style-name="P80">return $this-&gt;redirect('http://www.example.com');</text:p>
      <text:p text:style-name="P42">Você também pode passar dados para o action, assim:</text:p>
      <text:p text:style-name="P42"/>
      <text:p text:style-name="P70">return $this-&gt;redirect(['action' =&gt; 'edit', $id]);</text:p>
      <text:p text:style-name="P42"/>
      <text:p text:style-name="P43">Caso precise redirecionar para a página referenciada você pode usar:</text:p>
      <text:p text:style-name="P43"/>
      <text:p text:style-name="P71">return $this-&gt;redirect($this-&gt;referer());</text:p>
      <text:p text:style-name="P43"/>
      <text:p text:style-name="P44"/>
      <text:p text:style-name="P81">Um exemplo usando query strings e hash parece com:</text:p>
      <text:p text:style-name="P44"/>
      <text:p text:style-name="P72">return $this-&gt;redirect([</text:p>
      <text:p text:style-name="Preformatted_20_Text"><text:s text:c="4"/>'controller' =&gt; 'Orders',</text:p>
      <text:p text:style-name="Preformatted_20_Text"><text:s text:c="4"/>'action' =&gt; 'confirm',</text:p>
      <text:p text:style-name="Preformatted_20_Text"><text:s text:c="4"/>'?' =&gt; [</text:p>
      <text:p text:style-name="Preformatted_20_Text"><text:s text:c="8"/>'product' =&gt; 'pizza',</text:p>
      <text:p text:style-name="Preformatted_20_Text"><text:s text:c="8"/>'quantity' =&gt; 5</text:p>
      <text:p text:style-name="Preformatted_20_Text"><text:s text:c="4"/>],</text:p>
      <text:p text:style-name="Preformatted_20_Text"><text:s text:c="4"/>'#' =&gt; 'top'</text:p>
      <text:p text:style-name="P80">]);</text:p>
      <text:p text:style-name="P44">A URL gerada será:</text:p>
      <text:p text:style-name="P72"><text:a xlink:type="simple" xlink:href="http://www.example.com/orders/confirm?product=pizza&amp;quantity=5#top" text:style-name="Internet_20_link" text:visited-style-name="Visited_20_Internet_20_Link">http://www.example.com/orders/confirm?product=pizza&amp;quantity=5#top</text:a> </text:p>
      <text:p text:style-name="P44"/>
      <text:p text:style-name="P9">Redirecionando para outro Action do mesmo Controller</text:p>
      <text:p text:style-name="P45"/>
      <text:p text:style-name="P45"><text:span text:style-name="Teletype">Cake\Controller\Controller::setAction</text:span><text:span text:style-name="T9">(</text:span><text:span text:style-name="Emphasis">$action</text:span>, <text:span text:style-name="Emphasis">$args...</text:span><text:span text:style-name="T9">)</text:span> </text:p>
      <text:p text:style-name="P27"/>
      <text:p text:style-name="P45">Se precisar encaminhar o action atual para um action diferente mas do mesmo controller, você pode usar o método setAction() para atualizar o objeto request, modificar o template da view que será renderizada e encaminha a execução para o action nomeado:</text:p>
      <text:p text:style-name="P45"/>
      <text:p text:style-name="P73">// From a delete action, you can render the updated</text:p>
      <text:p text:style-name="Preformatted_20_Text">// list page.</text:p>
      <text:p text:style-name="P80">$this-&gt;setAction('index');</text:p>
      <text:p text:style-name="P45">Supondo estar no action teste(). Com o código acima estamos dizendo que a view a ser renderizada não é a teste.ctp mas sim a index.ctp.</text:p>
      <text:p text:style-name="P45"/>
      <text:p text:style-name="P10">Carregando Model Adicionais</text:p>
      <text:p text:style-name="P46"/>
      <text:p text:style-name="P46"><text:span text:style-name="Teletype">Cake\Controller\Controller::loadModel</text:span><text:span text:style-name="T9">(</text:span><text:span text:style-name="Emphasis">string $modelClass</text:span>, <text:span text:style-name="Emphasis">string $type</text:span><text:span text:style-name="T9">)</text:span> </text:p>
      <text:p text:style-name="P46"/>
      <text:p text:style-name="P47">Quando precisamos usar um modelo diferente do atual usamos o método loadModel():</text:p>
      <text:p text:style-name="P47"/>
      <text:p text:style-name="P75">// In a controller method.</text:p>
      <text:p text:style-name="Preformatted_20_Text">$this-&gt;loadModel('Articles');</text:p>
      <text:p text:style-name="Preformatted_20_Text">$recentArticles = $this-&gt;Articles-&gt;find('all', [</text:p>
      <text:p text:style-name="Preformatted_20_Text"><text:s text:c="4"/>'limit' =&gt; 5,</text:p>
      <text:p text:style-name="Preformatted_20_Text"><text:s text:c="4"/>'order' =&gt; 'Articles.created DESC'</text:p>
      <text:p text:style-name="P80">]);</text:p>
      <text:p text:style-name="P75">// In a controller method.</text:p>
      <text:p text:style-name="Preformatted_20_Text">$this-&gt;modelFactory(</text:p>
      <text:p text:style-name="Preformatted_20_Text"><text:s text:c="4"/>'ElasticIndex',</text:p>
      <text:p text:style-name="Preformatted_20_Text"><text:s text:c="4"/>['ElasticIndexes', 'factory']</text:p>
      <text:p text:style-name="P80">);</text:p>
      <text:p text:style-name="P47"><text:bookmark text:name="result_box2"/><text:span text:style-name="T2">A TableRegistry </text:span><text:span text:style-name="T4">embutida do </text:span><text:span text:style-name="T2">ORM está ligado por padrão como '</text:span><text:span text:style-name="T4">Table' </text:span><text:span text:style-name="T2">provedor</text:span><text:span text:style-name="T4">a</text:span><text:span text:style-name="T2">.</text:span> </text:p>
      <text:p text:style-name="P47"/>
      <text:p text:style-name="P47"/>
      <text:p text:style-name="P82">Paginando um Model</text:p>
      <text:p text:style-name="P48"/>
      <text:p text:style-name="P48"><text:span text:style-name="Teletype">Cake\Controller\Controller::paginate</text:span><text:span text:style-name="T9">()</text:span> </text:p>
      <text:p text:style-name="P48"/>
      <text:p text:style-name="P86"><text:bookmark text:name="result_box3"/>Este método é usado para paginar resultados trazidos pelos seus models. Você pode especificar tamanhos de página, condições de find em model e mais. Veja a seção pagination para mais detalhes sobre como usar paginate ():</text:p>
      <text:p text:style-name="P48"><text:a xlink:type="simple" xlink:href="http://book.cakephp.org/3.0/en/controllers/components/pagination.html" text:style-name="Internet_20_link" text:visited-style-name="Visited_20_Internet_20_Link">http://book.cakephp.org/3.0/en/controllers/components/pagination.html</text:a><text:span text:style-name="T2"> <text:line-break/><text:line-break/>O atributo paginate dá-lhe uma maneira fácil de personalizar a forma como paginate () se comporta:</text:span></text:p>
      <text:p text:style-name="P48"/>
      <text:p text:style-name="P74">class ArticlesController extends AppController</text:p>
      <text:p text:style-name="Preformatted_20_Text">{</text:p>
      <text:p text:style-name="Preformatted_20_Text"><text:s text:c="4"/>public $paginate = [</text:p>
      <text:p text:style-name="Preformatted_20_Text"><text:s text:c="8"/>'Articles' =&gt; [</text:p>
      <text:p text:style-name="Preformatted_20_Text"><text:s text:c="12"/>'conditions' =&gt; ['published' =&gt; 1]</text:p>
      <text:p text:style-name="Preformatted_20_Text"><text:s text:c="8"/>]</text:p>
      <text:p text:style-name="Preformatted_20_Text"><text:s text:c="4"/>];</text:p>
      <text:p text:style-name="P80">}</text:p>
      <text:p text:style-name="P11">Configurando Componentes para Carregar</text:p>
      <text:p text:style-name="P49"/>
      <text:p text:style-name="P49"><text:span text:style-name="Teletype">Cake\Controller\Controller::loadComponent</text:span><text:span text:style-name="T9">(</text:span><text:span text:style-name="Emphasis">$name</text:span>, <text:span text:style-name="Emphasis">$config =</text:span>[]<text:span text:style-name="T9">)</text:span> </text:p>
      <text:p text:style-name="P49"/>
      <text:p text:style-name="P49">No método initialize() dos controllers você pode definir qualquer componente que deseja que seja carregado e qualquer configuração dada para ele:</text:p>
      <text:p text:style-name="P49"/>
      <text:p text:style-name="P76">public function initialize()</text:p>
      <text:p text:style-name="Preformatted_20_Text">{</text:p>
      <text:p text:style-name="Preformatted_20_Text"><text:s text:c="4"/>parent::initialize();</text:p>
      <text:p text:style-name="Preformatted_20_Text"><text:s text:c="4"/>$this-&gt;loadComponent('Csrf');</text:p>
      <text:p text:style-name="Preformatted_20_Text"><text:s text:c="4"/>$this-&gt;loadComponent('Comments', Configure::read('Comments'));</text:p>
      <text:p text:style-name="P80">}</text:p>
      <text:p text:style-name="P49">Leia</text:p>
      <text:p text:style-name="P49"><text:a xlink:type="simple" xlink:href="http://book.cakephp.org/3.0/en/controllers/components.html#configuring-components" text:style-name="Internet_20_link" text:visited-style-name="Visited_20_Internet_20_Link">http://book.cakephp.org/3.0/en/controllers/components.html#configuring-components</text:a></text:p>
      <text:p text:style-name="P49"/>
      <text:p text:style-name="P50">Exemplo:</text:p>
      <text:p text:style-name="P50"/>
      <text:p text:style-name="P77">class PostsController extends AppController</text:p>
      <text:p text:style-name="Preformatted_20_Text">{</text:p>
      <text:p text:style-name="Preformatted_20_Text"><text:s text:c="4"/>public function initialize()</text:p>
      <text:p text:style-name="Preformatted_20_Text"><text:s text:c="4"/>{</text:p>
      <text:p text:style-name="Preformatted_20_Text"><text:s text:c="8"/>parent::initialize();</text:p>
      <text:p text:style-name="Preformatted_20_Text"><text:s text:c="8"/>$this-&gt;loadComponent('Auth', [</text:p>
      <text:p text:style-name="Preformatted_20_Text"><text:s text:c="12"/>'authorize' =&gt; 'Controller',</text:p>
      <text:p text:style-name="Preformatted_20_Text"><text:s text:c="12"/>'loginAction' =&gt; ['controller' =&gt; 'Users', 'action' =&gt; 'login']</text:p>
      <text:p text:style-name="Preformatted_20_Text"><text:s text:c="8"/>]);</text:p>
      <text:p text:style-name="Preformatted_20_Text"><text:s text:c="8"/>$this-&gt;loadComponent('Cookie', ['expiry' =&gt; '1 day']);</text:p>
      <text:p text:style-name="Preformatted_20_Text"><text:s text:c="4"/>}</text:p>
      <text:p text:style-name="Preformatted_20_Text"/>
      <text:p text:style-name="P80">}</text:p>
      <text:p text:style-name="P50"/>
      <text:p text:style-name="P83">Configurando Helper para Carregar</text:p>
      <text:p text:style-name="P51"/>
      <text:p text:style-name="P49"><text:span text:style-name="Emphasis">property </text:span><text:span text:style-name="Teletype">Cake\Controller\Controller::$helpers</text:span> </text:p>
      <text:p text:style-name="P49"/>
      <text:p text:style-name="P51">Como dizer ao CakePHP que você deseja usar uma classe MVC adicional:</text:p>
      <text:p text:style-name="P51"/>
      <text:p text:style-name="P78">class RecipesController extends AppController</text:p>
      <text:p text:style-name="Preformatted_20_Text">{</text:p>
      <text:p text:style-name="Preformatted_20_Text"><text:s text:c="4"/>public $helpers = ['Form'];</text:p>
      <text:p text:style-name="P80">}</text:p>
      <text:p text:style-name="P52">Veja:</text:p>
      <text:p text:style-name="P52"><text:a xlink:type="simple" xlink:href="http://book.cakephp.org/3.0/en/views/helpers.html#configuring-helpers" text:style-name="Internet_20_link" text:visited-style-name="Visited_20_Internet_20_Link">http://book.cakephp.org/3.0/en/views/helpers.html#configuring-helpers</text:a></text:p>
      <text:p text:style-name="P52"/>
      <text:p text:style-name="P12">CallBacks</text:p>
      <text:p text:style-name="P53"/>
      <text:p text:style-name="P53">Os controllers do CakePHP contam com vários métodos de eventos que você pode usar para inserir lógica em requisições:</text:p>
      <text:p text:style-name="P53"/>
      <text:p text:style-name="P53">- Controller.initialize</text:p>
      <text:p text:style-name="P53">- Controller.startup</text:p>
      <text:p text:style-name="P53">- Controller.beforeRedirect</text:p>
      <text:p text:style-name="P53">- Controller.beforeRender</text:p>
      <text:p text:style-name="P53">- Controller.shutdown</text:p>
      <text:p text:style-name="P53"/>
      <text:p text:style-name="P13">Métodos CallBack de Controllers</text:p>
      <text:p text:style-name="P54"/>
      <text:p text:style-name="P54">Por padrão os seguintes métodos callback são conectados para os relacionados métodos de eventos se os métodos forem implementados pelo seu controller.</text:p>
      <text:p text:style-name="P54"/>
      <text:p text:style-name="P54"><text:span text:style-name="Teletype">Cake\Controller\Controller::beforeFilter</text:span><text:span text:style-name="T9">(</text:span><text:span text:style-name="Emphasis">Event $event</text:span><text:span text:style-name="T9">)</text:span> </text:p>
      <text:p text:style-name="P54"/>
      <text:p text:style-name="P55"><text:span text:style-name="T10">Chamado durante o evento initialize() que ocorre antes de cada action no controller. Este é</text:span><text:span text:style-name="T2"> um local </text:span><text:span text:style-name="T5">para checar por</text:span><text:span text:style-name="T2"> </text:span><text:span text:style-name="T5">uma </text:span><text:span text:style-name="T2">sessão ativa ou inspecionar permissões do usuário.</text:span> </text:p>
      <text:p text:style-name="P54"/>
      <text:p text:style-name="P54"><text:bookmark text:name="result_box5"/><text:span text:style-name="T2">O método beforeFilter () será chamado para </text:span><text:span text:style-name="T6">actions que</text:span><text:span text:style-name="T2"> fal</text:span><text:span text:style-name="T6">h</text:span><text:span text:style-name="T2">a</text:span><text:span text:style-name="T6">rem</text:span><text:span text:style-name="T2">.</text:span> </text:p>
      <text:p text:style-name="P54"/>
      <text:p text:style-name="P56"><text:bookmark text:name="result_box6"/><text:span text:style-name="T2">Retornando uma resposta de um método beforeFilter() não vai impedir que outros ouvintes\listeners do mesmo evento seja chamado. Você deve parar explicitamente o evento</text:span>:</text:p>
      <text:p text:style-name="P56"><text:a xlink:type="simple" xlink:href="http://book.cakephp.org/3.0/en/core-libraries/events.html#stopping-events" text:style-name="Internet_20_link" text:visited-style-name="Visited_20_Internet_20_Link">http://book.cakephp.org/3.0/en/core-libraries/events.html#stopping-events</text:a></text:p>
      <text:p text:style-name="P56"/>
      <text:p text:style-name="P56"><text:span text:style-name="Teletype">Cake\Controller\Controller::beforeRender</text:span><text:span text:style-name="T9">(</text:span><text:span text:style-name="Emphasis">Event $event</text:span><text:span text:style-name="T9">)</text:span> </text:p>
      <text:p text:style-name="P54"/>
      <text:p text:style-name="P57">Chamado durante o evento beforeRender() que ocorre após a lógica do action, mas antes da view ser renderizada. Este callback não é usado com frequência, mas deve ser necessário se você está chamando Controller\Controller::render() manualmente antes de terminar o dado action.</text:p>
      <text:p text:style-name="P57"/>
      <text:p text:style-name="P57"/>
      <text:p text:style-name="P57"><text:span text:style-name="Teletype"/></text:p>
      <text:p text:style-name="P84"><text:span text:style-name="Teletype">Cake\Controller\Controller::afterFilter</text:span><text:span text:style-name="T9">(</text:span><text:span text:style-name="Emphasis">Event $event</text:span><text:span text:style-name="T9">)</text:span> </text:p>
      <text:p text:style-name="P57"/>
      <text:p text:style-name="P58">Chamado durante o evento shutdown() que é disparado após cada action do controller e após a renderização da view estar completa. Este é o último método do controller a ser executado. </text:p>
      <text:p text:style-name="P58"/>
      <text:p text:style-name="P58">Components também provém um similar conjunto de callbacks:</text:p>
      <text:p text:style-name="P58"><text:a xlink:type="simple" xlink:href="http://book.cakephp.org/3.0/en/controllers/components.html" text:style-name="Internet_20_link" text:visited-style-name="Visited_20_Internet_20_Link">http://book.cakephp.org/3.0/en/controllers/components.html</text:a></text:p>
      <text:p text:style-name="P58"/>
      <text:p text:style-name="P58">Lembre de chamar os callbacks do AppController com os callbacks dos controllers filhos para o melhor resultado:</text:p>
      <text:p text:style-name="P58"/>
      <text:p text:style-name="P79">public function beforeFilter(Event $event)</text:p>
      <text:p text:style-name="Preformatted_20_Text">{</text:p>
      <text:p text:style-name="Preformatted_20_Text"><text:s text:c="4"/>parent::beforeFilter($event);</text:p>
      <text:p text:style-name="P80">}</text:p>
      <text:p text:style-name="P88">O Controller Pages</text:p>
      <text:p text:style-name="P87"/>
      <text:p text:style-name="P89">O CakePHP já vem com um controller default, que é o PagesController.php. <text:span text:style-name="T11">Este é um controller simples e opcional que serve conteúdo estático. Logo após criar um aplicativo (teste) com o composer e chamar pelo navegador:</text:span></text:p>
      <text:p text:style-name="P89"/>
      <text:p text:style-name="P90"><text:a xlink:type="simple" xlink:href="http://localhost/teste" text:style-name="Internet_20_link" text:visited-style-name="Visited_20_Internet_20_Link">http://localhost/teste</text:a></text:p>
      <text:p text:style-name="P90"/>
      <text:p text:style-name="P90">Vevemos o action display do controller Pages. <text:span text:style-name="T12">O Pages, o action e a view estão em:</text:span></text:p>
      <text:p text:style-name="P92">src\Controller\PagesController.php com o único action display().</text:p>
      <text:p text:style-name="P92">src\Template\Pages\<text:span text:style-name="T13">home</text:span>.ctp</text:p>
      <text:p text:style-name="P92"/>
      <text:p text:style-name="P93">Veja, que a view home.ctp está sendo chamada pelo action display(), o que não é usual. <text:span text:style-name="T14">Isso é feito pelo routes.php, assim:</text:span></text:p>
      <text:p text:style-name="P93"/>
      <text:p text:style-name="P94">$routes-&gt;connect('/', ['controller' =&gt; 'Pages', 'action' =&gt; 'display', 'home']);</text:p>
      <text:p text:style-name="P91"/>
      <text:p text:style-name="Standard"/>
      <text:p text:style-name="P58">Mais:</text:p>
      <text:p text:style-name="P58"><text:a xlink:type="simple" xlink:href="http://book.cakephp.org/3.0/en/controllers/pages-controller.html" text:style-name="Internet_20_link" text:visited-style-name="Visited_20_Internet_20_Link">http://book.cakephp.org/3.0/en/controllers/pages-controller.html</text:a></text:p>
      <text:p text:style-name="P58"><text:a xlink:type="simple" xlink:href="http://book.cakephp.org/3.0/en/controllers/components.html" text:style-name="Internet_20_link" text:visited-style-name="Visited_20_Internet_20_Link">http://book.cakephp.org/3.0/en/controllers/components.html</text:a></text:p>
      <text:p text:style-name="P58"/>
      <text:p text:style-name="P58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09:53:52.380000000</meta:creation-date>
    <dc:date>2016-05-12T09:45:33.174000000</dc:date>
    <meta:editing-duration>PT1H58M52S</meta:editing-duration>
    <meta:editing-cycles>62</meta:editing-cycles>
    <meta:generator>LibreOffice/5.1.2.2$Windows_x86 LibreOffice_project/d3bf12ecb743fc0d20e0be0c58ca359301eb705f</meta:generator>
    <meta:document-statistic meta:table-count="0" meta:image-count="0" meta:object-count="0" meta:page-count="9" meta:paragraph-count="276" meta:word-count="1730" meta:character-count="13792" meta:non-whitespace-character-count="11839"/>
  </office:meta>
</office:document-meta>
</file>